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partamento de Informática</text:p>
      <text:p text:style-name="P9">I.E.S. “El Rincón”</text:p>
      <text:p text:style-name="P9">Las Palmas de Gran Canaria</text:p>
      <text:p text:style-name="P9">3 de Diciembre de 2018</text:p>
      <text:p text:style-name="P5"/>
      <text:p text:style-name="P5">EXAMEN DE LA PRIMERA EVALUACION </text:p>
      <text:p text:style-name="P5">(JAVA EE)</text:p>
      <text:p text:style-name="Standard"/>
      <text:p text:style-name="P1"/>
      <text:p text:style-name="P3">Importa en Eclipse el proyecto que se adjunta, <text:span text:style-name="T2">Examen</text:span><text:span text:style-name="T2">3Noviembre18</text:span><text:span text:style-name="T2">.zip</text:span></text:p>
      <text:p text:style-name="P3"/>
      <text:p text:style-name="P6">Para ello:</text:p>
      <text:p text:style-name="P6"/>
      <text:p text:style-name="P6"/>
      <text:p text:style-name="P6">1- <text:s/>Descomprimir el fichero <text:span text:style-name="T2">Examen</text:span><text:span text:style-name="T2">3Noviembre18 </text:span>.zip. Dentro debe aparecer la carpeta .git o repositorio del proyecto. </text:p>
      <text:p text:style-name="P6"/>
      <text:p text:style-name="P6">2- <text:s/>File → Import → Projects from Git → Existing local repository</text:p>
      <text:p text:style-name="P6"/>
      <text:p text:style-name="P6"/>
      <text:p text:style-name="P6">Buscar el directorio .git anterior y avanzar hasta importar el proyecto. </text:p>
      <text:p text:style-name="P6">Comprobar que existe una primera versión, cuyo texto es “Versión inicial 3 de diciembre de 2018”.</text:p>
      <text:p text:style-name="P3"/>
      <text:p text:style-name="P3">Se hará una versión cada vez que se consiga un objetivo , especificados más adelante, <text:s/>o cuando lo especifique el profesor. </text:p>
      <text:p text:style-name="P3"/>
      <text:p text:style-name="P3">Si lo consideras oportuno, puedes crear un fichero LEEME.txt a fin de comunicar lo que se quiera.</text:p>
      <text:p text:style-name="P3"/>
      <text:p text:style-name="P6">Para desarrollar los objetivos es obligatorio hacer las modificaciones sobre el proyecto que se aporta. Copiar, pegar y modificar lo necesario. No incluir en el proyecto código innecesario.</text:p>
      <text:p text:style-name="P6"/>
      <text:p text:style-name="P6">Se debe entregar un backup de la base de datos, si se ha conseguido el objetivo 6.</text:p>
      <text:p text:style-name="P6"/>
      <text:p text:style-name="P6">No usar ninguna forma de acceso a internet.</text:p>
      <text:p text:style-name="P6"/>
      <text:p text:style-name="P6"><text:span text:style-name="T1">E</text:span><text:span text:style-name="T1">ntrega </text:span><text:span text:style-name="T1">d</text:span><text:span text:style-name="T1">el proyecto</text:span>: <text:s/>se debe comprimir en formato zip. Comprobar que dicho fichero contiene el proyecto con la carpeta .git.</text:p>
      <text:p text:style-name="P5"><text:soft-page-break/></text:p>
      <text:p text:style-name="P5"/>
      <text:p text:style-name="P5"/>
      <text:p text:style-name="P4"><text:span text:style-name="T7">Antes de empezar el examen, dedica unos minutos para ver en qué orden <text:s/>hacerlos. En principio, cada objetivo es independiente del resto, </text:span><text:span text:style-name="T7">teniendo </text:span><text:span text:style-name="T7"><text:s/>en cuenta el valor de cada objetivo.</text:span></text:p>
      <text:p text:style-name="P5"/>
      <text:p text:style-name="P5">OBJETIVOS</text:p>
      <text:p text:style-name="P3"/>
      <text:p text:style-name="P3"><text:span text:style-name="T8">1</text:span><text:span text:style-name="T8">. </text:span>El controlador del proyecto se debe llamar <text:span text:style-name="T1">ctrl</text:span><text:span text:style-name="T1">XYZ, </text:span><text:span text:style-name="T7">siendo XYZ tres letras elegidas al azar.</text:span></text:p>
      <text:p text:style-name="P6"/>
      <text:p text:style-name="P3"><text:span text:style-name="T8">2</text:span><text:span text:style-name="T8">.</text:span> En el módulo “<text:span text:style-name="T2">LefMenu.jsp</text:span>”, mostrar las categorías, usando JSTL/EL, <text:s/>poniéndolas en un &lt;SELECT&gt;. Debe <text:s/>quedar visible el elemento seleccionado.</text:p>
      <text:p text:style-name="P3"/>
      <text:p text:style-name="P3"><text:span text:style-name="T8">3</text:span><text:span text:style-name="T8">.</text:span> Incorporar un enlace/botón de Login que muestre un formulario de Login. Debe colocarse en el fichero “<text:span text:style-name="T2">TopMenu.jsp</text:span>”.</text:p>
      <text:p text:style-name="P3"/>
      <text:p text:style-name="P3"><text:span text:style-name="T8">4</text:span><text:span text:style-name="T8">.</text:span> Validar al usuario contra la tabla “usuarios” de la base de datos. Si el usuario es correcto cargaremos la página xyz. En caso de error , se mostrará un mensaje apropiado, debajo del formulario.</text:p>
      <text:p text:style-name="P3"/>
      <text:p text:style-name="P3"><text:span text:style-name="T8">6.</text:span> Añadir un campo DateTime a la tabla “orders” (facturas). Se debe poner la fecha/hora actual del sistema en este campo de la tabla.</text:p>
      <text:p text:style-name="P3"/>
      <text:p text:style-name="P3"/>
      <text:p text:style-name="P3"><text:span text:style-name="T8">7</text:span><text:span text:style-name="T8">. </text:span>Cuando se reciba el formulario, validar con el criterio siguiente:</text:p>
      <text:p text:style-name="P3"/>
      <text:p text:style-name="P3"><text:s text:c="6"/>7.1. Numero tarjeta crédito: <text:s/>10 números</text:p>
      <text:p text:style-name="P3"><text:s text:c="6"/>7.2. Fecha vencimiento tarjeta crédito: dd/mm (mm de 1 a 12 ,dd de 1 a 30)</text:p>
      <text:p text:style-name="P3"/>
      <text:p text:style-name="P3"><text:s text:c="2"/>Si hay errores, se mostrará el mensaje <text:s/>correspondiente, en caso contrario, se grabará la factura con la fecha del sistema.</text:p>
      <text:p text:style-name="Standard"><text:s text:c="5"/></text:p>
      <text:p text:style-name="Standard"/>
      <text:p text:style-name="Standard"><text:soft-page-break/><text:span text:style-name="T8">8</text:span><text:span text:style-name="T8">. </text:span><text:span text:style-name="T3"><text:s/></text:span><text:span text:style-name="T3">Cuando </text:span><text:span text:style-name="T3">no hayan elementos en el carro (principio y final)</text:span><text:span text:style-name="T3">, no debe aparecer el enlace con la imagen para mostrar el carro, ya que éste ha sido borrado de la sesión. </text:span><text:span text:style-name="T3">Recuerda cómo invalidar una sesión desde la página de gestión de Tomcat.</text:span> <text:s/></text:p>
      <text:p text:style-name="Standard"/>
      <text:p text:style-name="P3"><text:span text:style-name="T8">9.</text:span> Validar <text:s/>las cantidades negativas tecleadas en el número de libros del carrito.</text:p>
      <text:p text:style-name="P3"/>
      <text:p text:style-name="Standard"/>
      <text:p text:style-name="P3"><text:span text:style-name="T6">Nota</text:span>: tener en cuenta que la hoja de estilo (CSS) está referenciada con un nombre absoluto al contexto, así que si se cambia éste último, <text:s/>no va a cargarse dicho CSS. Si no se corrigiera este fallo, restaría 0,5 puntos.</text:p>
      <text:p text:style-name="Standard"/>
      <text:p text:style-name="P8">CALIFICACION DE CADA OBJETIVO </text:p>
      <text:p text:style-name="P1"/>
      <text:p text:style-name="P1">1. : <text:span text:style-name="T4">0,5 </text:span><text:s text:c="4"/>2.: <text:span text:style-name="T4">1</text:span> <text:s text:c="3"/>3.: <text:span text:style-name="T4">1</text:span> <text:s text:c="3"/>4.: 1,5 <text:s/><text:span text:style-name="T4"><text:s/></text:span><text:s text:c="3"/>6.: <text:span text:style-name="T4"><text:s/>1,5</text:span> <text:s text:c="3"/>7.1: <text:s/><text:span text:style-name="T4">1 </text:span><text:s text:c="3"/>7.2 : <text:span text:style-name="T4">1</text:span> <text:s text:c="3"/>8.: <text:span text:style-name="T4">1 <text:s text:c="3"/></text:span><text:span text:style-name="T5">9.:</text:span><text:span text:style-name="T4"> 1,5</text:span></text:p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12:29:22.032000000</meta:creation-date>
    <dc:date>2018-12-03T12:05:48.13</dc:date>
    <meta:editing-duration>P4DT8H11M59S</meta:editing-duration>
    <meta:editing-cycles>58</meta:editing-cycles>
    <meta:generator>OpenOffice/4.1.3$Win32 OpenOffice.org_project/413m1$Build-9783</meta:generator>
    <meta:document-statistic meta:table-count="0" meta:image-count="0" meta:object-count="0" meta:page-count="3" meta:paragraph-count="35" meta:word-count="518" meta:character-count="3101"/>
    <dc:creator>tweetr wer</dc:creator>
  </office:meta>
</office:document-meta>
</file>